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80000019EE7B7C43A58859F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venwood" svg:font-family="Ravenwood" style:font-adornments="Regular" style:font-pitch="variable"/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3.941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4.642cm" fo:min-width="19.56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26cm" svg:height="4.191cm" svg:x="2.27cm" svg:y="15.224cm">
          <draw:text-box>
            <text:p text:style-name="P1"><text:span text:style-name="T1">ZotReport</text:span></text:p>
          </draw:text-box>
        </draw:frame>
        <draw:frame draw:style-name="gr2" draw:text-style-name="P2" draw:layer="layout" svg:width="9.947cm" svg:height="10.953cm" svg:x="6.039cm" svg:y="5.16cm">
          <draw:image xlink:href="Pictures/10000201000001780000019EE7B7C43A58859FCD.png" xlink:type="simple" xlink:show="embed" xlink:actuate="onLoad">
            <text:p/>
          </draw:image>
        </draw:frame>
        <draw:custom-shape draw:style-name="gr3" draw:text-style-name="P2" draw:layer="layout" svg:width="20.066cm" svg:height="24.892cm" svg:x="2.778cm" svg:y="4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venwood" svg:font-family="Ravenwood" style:font-adornments="Regular" style:font-pitch="variable"/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ffffff" draw:marker-start-width="0.2cm" draw:marker-start-center="false" draw:marker-end-width="0.2cm" draw:marker-end-center="false" draw:fill="none" draw:fill-color="#ffffff" draw:opacity="75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33" style:text-outline="false" style:text-line-through-style="none" style:text-line-through-type="none" style:font-name="Ubuntu" fo:font-family="Ubuntu" style:font-style-name="Regular" style:font-pitch="variable" fo:font-size="96pt" fo:font-style="normal" fo:text-shadow="1pt 1pt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8T16:47:20.224929447</meta:creation-date>
    <dc:date>2017-05-28T18:14:31.065295262</dc:date>
    <meta:editing-duration>PT14M43S</meta:editing-duration>
    <meta:editing-cycles>1</meta:editing-cycles>
    <meta:document-statistic meta:object-count="3"/>
    <meta:generator>LibreOffice/5.1.6.2$Linux_X86_64 LibreOffice_project/10m0$Build-2</meta:generator>
  </office:meta>
</office:document-meta>
</file>